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1">
            <text:p>File No</text:p>
          </table:table-cell>
          <table:table-cell office:value-type="string" table:style-name="ce8">
            <text:p>File Name</text:p>
          </table:table-cell>
          <table:table-cell office:value-type="string" table:style-name="ce8">
            <text:p>Compan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Division</text:p>
          </table:table-cell>
          <table:table-cell office:value-type="string" table:style-name="ce8">
            <text:p>Owner</text:p>
          </table:table-cell>
          <table:table-cell office:value-type="string" table:style-name="ce12">
            <text:p>Remar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4"/>
          <table:table-cell office:value-type="string" table:style-name="ce5">
            <text:p>Tender Engineering Sourcing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6">
            <text:p>002.304</text:p>
          </table:table-cell>
          <table:table-cell office:value-type="string" table:style-name="ce5">
            <text:p>Sea Water Service and System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6">
            <text:p>002.303</text:p>
          </table:table-cell>
          <table:table-cell office:value-type="string" table:style-name="ce5">
            <text:p>Refrigeration System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002.302</text:p>
          </table:table-cell>
          <table:table-cell office:value-type="string" table:style-name="ce2">
            <text:p>MOPX Separation System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002.301</text:p>
          </table:table-cell>
          <table:table-cell office:value-type="string" table:style-name="ce2">
            <text:p>Controllable Pitch Propeller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002.300</text:p>
          </table:table-cell>
          <table:table-cell office:value-type="string" table:style-name="ce2">
            <text:p>Air System HP &amp; LP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002.308</text:p>
          </table:table-cell>
          <table:table-cell office:value-type="string" table:style-name="ce2">
            <text:p>Ship Stabiliser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002.309</text:p>
          </table:table-cell>
          <table:table-cell office:value-type="string" table:style-name="ce2">
            <text:p>Steering Gear System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3"/>
          <table:table-cell office:value-type="string" table:style-name="ce2">
            <text:p>Operating Manuals:Supply &amp; Delivery of Power Distribution System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002.307</text:p>
          </table:table-cell>
          <table:table-cell office:value-type="string" table:style-name="ce2">
            <text:p>Ship Fuel &amp; Lub Oil System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8">
            <text:p>10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urhashimah binti Hassan</meta:initial-creator>
    <dc:creator>Nurhashimah binti Hassan</dc:creator>
    <meta:creation-date>2013-02-17T05:12:00Z</meta:creation-date>
    <dc:date>2013-02-21T18:28:01Z</dc:date>
  </office:meta>
</office:document-meta>
</file>